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</style:style>
    <style:style style:name="gr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95cm" fo:min-width="10.1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cm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1.348cm"/>
    </style:style>
    <style:style style:name="gr18" style:family="graphic">
      <style:graphic-properties style:protect="size"/>
    </style:style>
    <style:style style:name="gr19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2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3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9cm"/>
    </style:style>
    <style:style style:name="gr27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8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3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32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34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37" style:family="graphic" style:parent-style-name="Object_20_without_20_fill_5f_1">
      <style:graphic-properties draw:stroke="dash" draw:stroke-dash="Fine_20_Dashed" draw:marker-end="Arrow" draw:marker-end-width="0.3cm" draw:fill="none" draw:textarea-vertical-align="middle"/>
    </style:style>
    <style:style style:name="gr38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9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0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42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44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11cm" fo:min-width="1.463cm"/>
    </style:style>
    <style:style style:name="gr47" style:family="graphic" style:parent-style-name="Object_20_without_20_fill_5f_1_5f_1">
      <style:graphic-properties draw:stroke="dash" draw:stroke-dash="Fine_20_Dashed" draw:marker-end="Arrow" draw:marker-end-width="0.3cm" draw:fill="none" draw:textarea-vertical-align="middle"/>
    </style:style>
    <style:style style:name="gr48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9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0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11cm" fo:min-width="1.788cm"/>
    </style:style>
    <style:style style:name="gr52" style:family="graphic" style:parent-style-name="Default_5f_2">
      <style:graphic-properties draw:textarea-horizontal-align="justify" draw:textarea-vertical-align="middle" draw:auto-grow-height="false" fo:min-height="0cm" fo:min-width="0cm"/>
    </style:style>
    <style:style style:name="gr53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11cm" fo:min-width="3.999cm"/>
    </style:style>
    <style:style style:name="gr5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0.449cm" fo:min-width="21.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7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8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59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6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6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2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6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4.5cm"/>
    </style:style>
    <style:style style:name="gr64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4.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7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9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2a6099" fo:font-size="14pt" style:font-size-asian="14pt" style:font-size-complex="14pt"/>
    </style:style>
    <style:style style:name="T4" style:family="text">
      <style:text-properties fo:color="#0d1f63"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3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6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10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11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8" draw:layer="layout" svg:width="1.848cm" svg:height="2.471cm" svg:x="5.2cm" svg:y="1cm">
          <draw:text-box>
            <text:p><text:span text:style-name="T1">-bam</text:span></text:p>
            <text:p><text:span text:style-name="T1">-ref</text:span></text:p>
            <text:p><text:span text:style-name="T1">-out</text:span></text:p>
            <text:p><text:span text:style-name="T1">-minQ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5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19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20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21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22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10" draw:layer="layout" svg:width="1.848cm" svg:height="2.471cm" svg:x="5.2cm" svg:y="1cm">
          <draw:text-box>
            <text:p><text:span text:style-name="T2">-bam</text:span></text:p>
            <text:p><text:span text:style-name="T2">-ref</text:span></text:p>
            <text:p><text:span text:style-name="T2">-out</text:span></text:p>
            <text:p><text:span text:style-name="T2">-minQ</text:span></text:p>
          </draw:text-box>
        </draw:frame>
        <draw:frame draw:style-name="gr24" draw:text-style-name="P10" draw:layer="layout" svg:width="1.852cm" svg:height="1.361cm" svg:x="10.7cm" svg:y="2.101cm">
          <draw:text-box>
            <text:p><text:span text:style-name="T2">-GL</text:span></text:p>
            <text:p><text:span text:style-name="T2">-doGlf</text:span></text:p>
          </draw:text-box>
        </draw:frame>
        <draw:frame draw:style-name="gr25" draw:text-style-name="P10" draw:layer="layout" svg:width="2.428cm" svg:height="1.361cm" svg:x="16.3cm" svg:y="2.102cm">
          <draw:text-box>
            <text:p><text:span text:style-name="T2">-doGeno</text:span></text:p>
            <text:p><text:span text:style-name="T2">-doPost</text:span></text:p>
          </draw:text-box>
        </draw:frame>
        <draw:frame draw:style-name="gr26" draw:text-style-name="P10" draw:layer="layout" svg:width="3.69cm" svg:height="1.361cm" svg:x="16.4cm" svg:y="7.003cm">
          <draw:text-box>
            <text:p><text:span text:style-name="T2">-doMajorMinor</text:span></text:p>
            <text:p><text:span text:style-name="T2">-doMa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7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28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29" draw:text-style-name="P10" draw:layer="layout" svg:width="1.963cm" svg:height="1.361cm" svg:x="6.248cm" svg:y="3.4cm">
          <draw:text-box>
            <text:p><text:span text:style-name="T2"/></text:p>
            <text:p><text:span text:style-name="T2">-doSaf</text:span></text:p>
          </draw:text-box>
        </draw:frame>
        <draw:custom-shape draw:style-name="gr30" draw:text-style-name="P5" draw:layer="layout" svg:width="4.1cm" svg:height="3.1cm" svg:x="15.2cm" svg:y="3.264cm">
          <text:p text:style-name="P1">.sfs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9cm" svg:height="2.384cm" svg:x="14.8cm" svg:y="1.602cm">
          <draw:text-box>
            <text:p text:style-name="P2">Site frequency spectrum</text:p>
          </draw:text-box>
        </draw:frame>
        <draw:line draw:style-name="gr9" draw:text-style-name="P6" draw:layer="layout" svg:x1="12.7cm" svg:y1="4.774cm" svg:x2="15.2cm" svg:y2="4.774cm">
          <text:p/>
        </draw:line>
        <draw:line draw:style-name="gr9" draw:text-style-name="P6" draw:layer="layout" svg:x1="6.1cm" svg:y1="4.774cm" svg:x2="8.6cm" svg:y2="4.774cm">
          <text:p/>
        </draw:line>
        <draw:frame draw:style-name="gr31" draw:text-style-name="P10" draw:layer="layout" svg:width="2.288cm" svg:height="1.361cm" svg:x="12.749cm" svg:y="3.401cm">
          <draw:text-box>
            <text:p><text:span text:style-name="T2"/></text:p>
            <text:p><text:span text:style-name="T3">realSFS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2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34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36" draw:text-style-name="P10" draw:layer="layout" svg:width="1.963cm" svg:height="1.361cm" svg:x="6.248cm" svg:y="3.4cm">
          <draw:text-box>
            <text:p><text:span text:style-name="T2"/></text:p>
            <text:p><text:span text:style-name="T2">-doSaf</text:span></text:p>
          </draw:text-box>
        </draw:frame>
        <draw:line draw:style-name="gr37" draw:text-style-name="P6" draw:layer="layout" svg:x1="12.7cm" svg:y1="4.774cm" svg:x2="14.612cm" svg:y2="7.761cm">
          <text:p/>
        </draw:line>
        <draw:line draw:style-name="gr37" draw:text-style-name="P6" draw:layer="layout" svg:x1="6.1cm" svg:y1="4.774cm" svg:x2="8.6cm" svg:y2="4.774cm">
          <text:p/>
        </draw:line>
        <draw:custom-shape draw:style-name="gr38" draw:text-style-name="P5" draw:layer="layout" svg:width="4.1cm" svg:height="3.1cm" svg:x="2cm" svg:y="8.8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3.498cm" svg:height="2.062cm" svg:x="2.402cm" svg:y="7.201cm">
          <draw:text-box>
            <text:p text:style-name="P2">Genotype likelihoods</text:p>
          </draw:text-box>
        </draw:frame>
        <draw:custom-shape draw:style-name="gr39" draw:text-style-name="P5" draw:layer="layout" svg:width="4.1cm" svg:height="3.1cm" svg:x="8.6cm" svg:y="8.864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5.4cm" svg:height="2.384cm" svg:x="7.9cm" svg:y="7.202cm">
          <draw:text-box>
            <text:p text:style-name="P2">Allele frequency likelihoods</text:p>
          </draw:text-box>
        </draw:frame>
        <draw:frame draw:style-name="gr36" draw:text-style-name="P10" draw:layer="layout" svg:width="1.963cm" svg:height="1.361cm" svg:x="6.248cm" svg:y="9.001cm">
          <draw:text-box>
            <text:p><text:span text:style-name="T2"/></text:p>
            <text:p><text:span text:style-name="T2">-doSaf</text:span></text:p>
          </draw:text-box>
        </draw:frame>
        <draw:custom-shape draw:style-name="gr40" draw:text-style-name="P5" draw:layer="layout" svg:width="4.1cm" svg:height="3.1cm" svg:x="17.2cm" svg:y="6.0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6.2cm" svg:height="2.384cm" svg:x="16.1cm" svg:y="4.416cm">
          <draw:text-box>
            <text:p text:style-name="P2">Joint site frequency spectrum</text:p>
          </draw:text-box>
        </draw:frame>
        <draw:line draw:style-name="gr37" draw:text-style-name="P6" draw:layer="layout" svg:x1="12.7cm" svg:y1="10.375cm" svg:x2="14.612cm" svg:y2="7.761cm">
          <text:p/>
        </draw:line>
        <draw:line draw:style-name="gr37" draw:text-style-name="P6" draw:layer="layout" svg:x1="6.1cm" svg:y1="10.375cm" svg:x2="8.6cm" svg:y2="10.375cm">
          <text:p/>
        </draw:line>
        <draw:frame draw:style-name="gr41" draw:text-style-name="P10" draw:layer="layout" svg:width="2.288cm" svg:height="1.361cm" svg:x="14.612cm" svg:y="6.4cm">
          <draw:text-box>
            <text:p><text:span text:style-name="T2"/></text:p>
            <text:p><text:span text:style-name="T3">realSFS</text:span></text:p>
          </draw:text-box>
        </draw:frame>
        <draw:custom-shape draw:style-name="gr13" draw:text-style-name="P2" draw:layer="layout" svg:width="0.2cm" svg:height="0.2cm" svg:x="1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6" draw:layer="layout" svg:x1="14.7cm" svg:y1="7.661cm" svg:x2="17.2cm" svg:y2="7.661cm">
          <text:p/>
        </draw:line>
        <presentation:notes draw:style-name="dp2">
          <draw:page-thumbnail draw:style-name="gr1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2" draw:text-style-name="P5" draw:layer="layout" svg:width="4.1cm" svg:height="3.1cm" svg:x="0.9cm" svg:y="1.9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3.498cm" svg:height="2.062cm" svg:x="1.302cm" svg:y="0.3cm">
          <draw:text-box>
            <text:p text:style-name="P2">Genotype likelihoods</text:p>
          </draw:text-box>
        </draw:frame>
        <draw:custom-shape draw:style-name="gr44" draw:text-style-name="P5" draw:layer="layout" svg:width="4.1cm" svg:height="3.1cm" svg:x="7.5cm" svg:y="1.963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5.4cm" svg:height="2.384cm" svg:x="6.8cm" svg:y="0.301cm">
          <draw:text-box>
            <text:p text:style-name="P2">Allele frequency likelihoods</text:p>
          </draw:text-box>
        </draw:frame>
        <draw:frame draw:style-name="gr46" draw:text-style-name="P10" draw:layer="layout" svg:width="1.963cm" svg:height="1.361cm" svg:x="5.148cm" svg:y="2.1cm">
          <draw:text-box>
            <text:p><text:span text:style-name="T2"/></text:p>
            <text:p><text:span text:style-name="T2">-doSaf</text:span></text:p>
          </draw:text-box>
        </draw:frame>
        <draw:line draw:style-name="gr47" draw:text-style-name="P6" draw:layer="layout" svg:x1="11.6cm" svg:y1="3.474cm" svg:x2="13.512cm" svg:y2="6.461cm">
          <text:p/>
        </draw:line>
        <draw:line draw:style-name="gr47" draw:text-style-name="P6" draw:layer="layout" svg:x1="5cm" svg:y1="3.474cm" svg:x2="7.5cm" svg:y2="3.474cm">
          <text:p/>
        </draw:line>
        <draw:custom-shape draw:style-name="gr48" draw:text-style-name="P5" draw:layer="layout" svg:width="4.1cm" svg:height="3.1cm" svg:x="0.9cm" svg:y="7.5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3.498cm" svg:height="2.062cm" svg:x="1.302cm" svg:y="5.901cm">
          <draw:text-box>
            <text:p text:style-name="P2">Genotype likelihoods</text:p>
          </draw:text-box>
        </draw:frame>
        <draw:custom-shape draw:style-name="gr49" draw:text-style-name="P5" draw:layer="layout" svg:width="4.1cm" svg:height="3.1cm" svg:x="7.5cm" svg:y="7.564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5.4cm" svg:height="2.384cm" svg:x="6.8cm" svg:y="5.902cm">
          <draw:text-box>
            <text:p text:style-name="P2">Allele frequency likelihoods</text:p>
          </draw:text-box>
        </draw:frame>
        <draw:frame draw:style-name="gr46" draw:text-style-name="P10" draw:layer="layout" svg:width="1.963cm" svg:height="1.361cm" svg:x="5.148cm" svg:y="7.701cm">
          <draw:text-box>
            <text:p><text:span text:style-name="T2"/></text:p>
            <text:p><text:span text:style-name="T2">-doSaf</text:span></text:p>
          </draw:text-box>
        </draw:frame>
        <draw:custom-shape draw:style-name="gr50" draw:text-style-name="P5" draw:layer="layout" svg:width="4.1cm" svg:height="3.1cm" svg:x="16.1cm" svg:y="4.7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45" draw:text-style-name="P7" draw:layer="layout" svg:width="6.2cm" svg:height="2.384cm" svg:x="15cm" svg:y="3.116cm">
          <draw:text-box>
            <text:p text:style-name="P2">Joint site frequency spectrum</text:p>
          </draw:text-box>
        </draw:frame>
        <draw:line draw:style-name="gr47" draw:text-style-name="P6" draw:layer="layout" svg:x1="11.6cm" svg:y1="9.075cm" svg:x2="13.512cm" svg:y2="6.461cm">
          <text:p/>
        </draw:line>
        <draw:line draw:style-name="gr47" draw:text-style-name="P6" draw:layer="layout" svg:x1="5cm" svg:y1="9.075cm" svg:x2="7.5cm" svg:y2="9.075cm">
          <text:p/>
        </draw:line>
        <draw:frame draw:style-name="gr51" draw:text-style-name="P10" draw:layer="layout" svg:width="2.288cm" svg:height="1.361cm" svg:x="13.512cm" svg:y="5.1cm">
          <draw:text-box>
            <text:p><text:span text:style-name="T2"/></text:p>
            <text:p><text:span text:style-name="T3">realSFS</text:span></text:p>
          </draw:text-box>
        </draw:frame>
        <draw:custom-shape draw:style-name="gr52" draw:text-style-name="P2" draw:layer="layout" svg:width="0.2cm" svg:height="0.2cm" svg:x="13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6" draw:layer="layout" svg:x1="13.6cm" svg:y1="6.361cm" svg:x2="16.1cm" svg:y2="6.361cm">
          <text:p/>
        </draw:line>
        <draw:custom-shape draw:style-name="gr53" draw:text-style-name="P5" draw:layer="layout" svg:width="4.1cm" svg:height="3.1cm" svg:x="16.1cm" svg:y="11.965cm">
          <text:p text:style-name="P1">pbs.fst.idx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7.865cm" svg:x2="18cm" svg:y2="9.4cm">
          <text:p/>
        </draw:line>
        <draw:custom-shape draw:style-name="gr52" draw:text-style-name="P2" draw:layer="layout" svg:width="0.2cm" svg:height="0.2cm" svg:x="17.901cm" svg:y="9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6" draw:layer="layout" svg:x1="13.512cm" svg:y1="6.361cm" svg:x2="17.901cm" svg:y2="9.4cm">
          <text:p/>
        </draw:line>
        <draw:line draw:style-name="gr16" draw:text-style-name="P6" draw:layer="layout" svg:x1="18cm" svg:y1="9.5cm" svg:x2="18cm" svg:y2="11.965cm">
          <text:p/>
        </draw:line>
        <draw:frame draw:style-name="gr54" draw:text-style-name="P10" draw:layer="layout" svg:width="4.499cm" svg:height="1.361cm" svg:x="18cm" svg:y="9.4cm">
          <draw:text-box>
            <text:p><text:span text:style-name="T2"/></text:p>
            <text:p><text:span text:style-name="T3">realSFS fst index</text:span></text:p>
          </draw:text-box>
        </draw:frame>
        <draw:custom-shape draw:style-name="gr55" draw:text-style-name="P6" draw:layer="layout" svg:width="21.8cm" svg:height="10.699cm" svg:x="0.6cm" svg:y="0.301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1.4cm" svg:height="1cm" svg:x="21cm" svg:y="0.301cm">
          <draw:text-box>
            <text:p>X3</text:p>
          </draw:text-box>
        </draw:frame>
        <draw:line draw:style-name="gr5" draw:text-style-name="P6" draw:layer="layout" svg:x1="16.1cm" svg:y1="13.4cm" svg:x2="11.1cm" svg:y2="13.4cm">
          <text:p/>
        </draw:line>
        <draw:custom-shape draw:style-name="gr57" draw:text-style-name="P5" draw:layer="layout" svg:width="4.1cm" svg:height="3.1cm" svg:x="7cm" svg:y="11.965cm">
          <text:p text:style-name="P1">pbs.fst.txt</text:p>
          <draw:enhanced-geometry svg:viewBox="0 0 21600 21600" draw:type="rectangle" draw:enhanced-path="M 0 0 L 21600 0 21600 21600 0 21600 0 0 Z N"/>
        </draw:custom-shape>
        <draw:frame draw:style-name="gr54" draw:text-style-name="P10" draw:layer="layout" svg:width="4.499cm" svg:height="1.916cm" svg:x="11.501cm" svg:y="11.501cm">
          <draw:text-box>
            <text:p><text:span text:style-name="T2"/></text:p>
            <text:p><text:span text:style-name="T3">realSFS fst stats2</text:span></text:p>
            <text:p><text:span text:style-name="T3">- win -step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58" draw:text-style-name="P12" draw:layer="layout" svg:width="4.1cm" svg:height="3.1cm" svg:x="4.2cm" svg:y="2.898cm">
          <text:p text:style-name="P11">.glf.gz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498cm" svg:height="2.062cm" svg:x="4.602cm" svg:y="1.236cm">
          <draw:text-box>
            <text:p text:style-name="P13">Genotype likelihoods</text:p>
          </draw:text-box>
        </draw:frame>
        <draw:custom-shape draw:style-name="gr59" draw:text-style-name="P12" draw:layer="layout" svg:width="4.1cm" svg:height="3.1cm" svg:x="10.8cm" svg:y="2.899cm">
          <text:p text:style-name="P11">.saf.idx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5.4cm" svg:height="2.384cm" svg:x="10.1cm" svg:y="1.237cm">
          <draw:text-box>
            <text:p text:style-name="P13">Allele frequency likelihoods</text:p>
          </draw:text-box>
        </draw:frame>
        <draw:frame draw:style-name="gr29" draw:text-style-name="P10" draw:layer="layout" svg:width="1.963cm" svg:height="1.361cm" svg:x="8.448cm" svg:y="3.036cm">
          <draw:text-box>
            <text:p text:style-name="P15"><text:span text:style-name="T2"/></text:p>
            <text:p text:style-name="P15"><text:span text:style-name="T2">-doSaf</text:span></text:p>
          </draw:text-box>
        </draw:frame>
        <draw:custom-shape draw:style-name="gr60" draw:text-style-name="P12" draw:layer="layout" svg:width="4.1cm" svg:height="3.1cm" svg:x="17.4cm" svg:y="2.9cm">
          <text:p text:style-name="P11">.sfs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4.9cm" svg:height="2.384cm" svg:x="17cm" svg:y="1.238cm">
          <draw:text-box>
            <text:p text:style-name="P13">Site frequency spectrum</text:p>
          </draw:text-box>
        </draw:frame>
        <draw:line draw:style-name="gr9" draw:text-style-name="P6" draw:layer="layout" svg:x1="14.9cm" svg:y1="4.41cm" svg:x2="17.4cm" svg:y2="4.41cm">
          <text:p/>
        </draw:line>
        <draw:line draw:style-name="gr9" draw:text-style-name="P6" draw:layer="layout" svg:x1="8.3cm" svg:y1="4.41cm" svg:x2="10.8cm" svg:y2="4.41cm">
          <text:p/>
        </draw:line>
        <draw:frame draw:style-name="gr31" draw:text-style-name="P10" draw:layer="layout" svg:width="2.288cm" svg:height="1.361cm" svg:x="14.949cm" svg:y="3.037cm">
          <draw:text-box>
            <text:p text:style-name="P15"><text:span text:style-name="T2"/></text:p>
            <text:p text:style-name="P15"><text:span text:style-name="T3">realSFS</text:span></text:p>
          </draw:text-box>
        </draw:frame>
        <draw:line draw:style-name="gr9" draw:text-style-name="P6" draw:layer="layout" svg:x1="6.2cm" svg:y1="5.998cm" svg:x2="13cm" svg:y2="7.8cm">
          <text:p/>
        </draw:line>
        <draw:line draw:style-name="gr9" draw:text-style-name="P6" draw:layer="layout" svg:x1="19.4cm" svg:y1="6cm" svg:x2="13cm" svg:y2="7.8cm">
          <text:p/>
        </draw:line>
        <draw:custom-shape draw:style-name="gr61" draw:text-style-name="P2" draw:layer="layout" svg:width="0.4cm" svg:height="0.4cm" svg:x="12.8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0" draw:layer="layout" svg:width="1.963cm" svg:height="1.361cm" svg:x="16.037cm" svg:y="6.2cm">
          <draw:text-box>
            <text:p text:style-name="P15"><text:span text:style-name="T2"/></text:p>
            <text:p text:style-name="P15"><text:span text:style-name="T2">-pest</text:span></text:p>
          </draw:text-box>
        </draw:frame>
        <draw:frame draw:style-name="gr29" draw:text-style-name="P10" draw:layer="layout" svg:width="1.963cm" svg:height="1.361cm" svg:x="7.738cm" svg:y="6.301cm">
          <draw:text-box>
            <text:p text:style-name="P15"><text:span text:style-name="T2"/></text:p>
            <text:p text:style-name="P15"><text:span text:style-name="T2">-doSaf</text:span></text:p>
          </draw:text-box>
        </draw:frame>
        <draw:line draw:style-name="gr9" draw:text-style-name="P6" draw:layer="layout" svg:x1="13cm" svg:y1="7.9cm" svg:x2="13cm" svg:y2="9.7cm">
          <text:p/>
        </draw:line>
        <draw:frame draw:style-name="gr29" draw:text-style-name="P10" draw:layer="layout" svg:width="2.733cm" svg:height="1.361cm" svg:x="13.139cm" svg:y="7.702cm">
          <draw:text-box>
            <text:p text:style-name="P15"><text:span text:style-name="T2"/></text:p>
            <text:p text:style-name="P15"><text:span text:style-name="T2">-</text:span><text:span text:style-name="T2">doTheta</text:span><text:span text:style-name="T2">s</text:span></text:p>
          </draw:text-box>
        </draw:frame>
        <draw:custom-shape draw:style-name="gr62" draw:text-style-name="P12" draw:layer="layout" svg:width="4.1cm" svg:height="3.1cm" svg:x="10.9cm" svg:y="9.599cm">
          <text:p text:style-name="P11">.thetas.idx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cm" svg:y1="11.2cm" svg:x2="6.4cm" svg:y2="11.2cm">
          <text:p/>
        </draw:line>
        <draw:frame draw:style-name="gr29" draw:text-style-name="P10" draw:layer="layout" svg:width="4.261cm" svg:height="1.361cm" svg:x="6.639cm" svg:y="9.599cm">
          <draw:text-box>
            <text:p text:style-name="P15"><text:span text:style-name="T2"/></text:p>
            <text:p text:style-name="P15"><text:span text:style-name="T4">thetaStat do_stat</text:span></text:p>
          </draw:text-box>
        </draw:frame>
        <draw:custom-shape draw:style-name="gr63" draw:text-style-name="P17" draw:layer="layout" svg:width="5cm" svg:height="3.1cm" svg:x="1.4cm" svg:y="9.599cm">
          <text:p text:style-name="P16"><text:span text:style-name="T5">.thetas.id</text:span><text:span text:style-name="T5">x.pestPG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5cm" svg:y1="11.2cm" svg:x2="20.8cm" svg:y2="11.2cm">
          <text:p/>
        </draw:line>
        <draw:frame draw:style-name="gr29" draw:text-style-name="P10" draw:layer="layout" svg:width="4.261cm" svg:height="1.916cm" svg:x="15.6cm" svg:y="9.2cm">
          <draw:text-box>
            <text:p text:style-name="P15"><text:span text:style-name="T2"/></text:p>
            <text:p text:style-name="P15"><text:span text:style-name="T4">thetaStat </text:span><text:span text:style-name="T4">do_stat</text:span></text:p>
            <text:p text:style-name="P15"><text:span text:style-name="T4">-nChr -win -step</text:span></text:p>
          </draw:text-box>
        </draw:frame>
        <draw:custom-shape draw:style-name="gr64" draw:text-style-name="P19" draw:layer="layout" svg:width="5cm" svg:height="3.1cm" svg:x="20.8cm" svg:y="9.5cm">
          <text:p text:style-name="P18"><text:span text:style-name="T6">.thetas.window</text:span><text:span text:style-name="T6">s.pestP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53:11.567832476</meta:creation-date>
    <dc:date>2019-07-22T15:32:12.200968960</dc:date>
    <meta:editing-duration>PT20M5S</meta:editing-duration>
    <meta:editing-cycles>6</meta:editing-cycles>
    <meta:generator>LibreOffice/6.0.7.3$Linux_X86_64 LibreOffice_project/00m0$Build-3</meta:generator>
    <meta:document-statistic meta:object-count="175"/>
  </office:meta>
</office:document-meta>
</file>